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hyphenate="false"/>
    </style:style>
    <style:style style:name="P4" style:family="paragraph">
      <style:paragraph-properties fo:margin-left="0cm" fo:margin-right="0cm" fo:margin-top="0cm" fo:margin-bottom="0.4cm" fo:text-indent="0cm"/>
    </style:style>
    <style:style style:name="P5" style:family="paragraph">
      <style:paragraph-properties fo:text-align="center"/>
    </style:style>
    <style:style style:name="T1" style:family="text">
      <style:text-properties style:font-size-asian="24pt"/>
    </style:style>
    <style:style style:name="T2" style:family="text">
      <style:text-properties fo:font-size="20pt" style:font-size-asian="16pt" style:font-size-complex="16pt"/>
    </style:style>
    <style:style style:name="T3" style:family="text">
      <style:text-properties fo:font-size="22pt" style:font-size-asian="26pt" style:font-size-complex="26pt"/>
    </style:style>
    <style:style style:name="T4" style:family="text">
      <style:text-properties fo:font-size="22pt" style:font-size-asian="18pt" style:font-size-complex="18pt"/>
    </style:style>
    <style:style style:name="T5" style:family="text">
      <style:text-properties fo:font-size="20pt" style:font-size-asian="24pt" style:font-size-complex="24pt"/>
    </style:style>
    <style:style style:name="T6" style:family="text">
      <style:text-properties fo:font-size="15pt" fo:font-weight="bold" style:font-size-asian="18pt" style:font-weight-asian="bold" style:font-size-complex="18pt" style:font-weight-complex="bold"/>
    </style:style>
    <style:style style:name="T7" style:family="text">
      <style:text-properties fo:font-size="15pt" style:font-size-asian="18pt" style:font-size-complex="18pt"/>
    </style:style>
    <style:style style:name="T8" style:family="text">
      <style:text-properties fo:font-size="15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5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size="15pt" fo:font-weight="normal" style:font-size-asian="18pt" style:font-weight-asian="normal" style:font-size-complex="18pt" style:font-weight-complex="normal"/>
    </style:style>
    <style:style style:name="T11" style:family="text">
      <style:text-properties fo:font-size="13pt" fo:font-weight="bold" style:font-size-asian="15pt" style:font-weight-asian="bold" style:font-size-complex="15pt" style:font-weight-complex="bold"/>
    </style:style>
    <style:style style:name="T12" style:family="text">
      <style:text-properties fo:font-size="13pt" style:font-size-asian="15pt" style:font-size-complex="15pt"/>
    </style:style>
    <style:style style:name="T13" style:family="text">
      <style:text-properties fo:font-size="13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font-weight="normal" style:font-size-asian="20pt" style:font-weight-asian="normal" style:font-size-complex="20pt" style:font-weight-complex="normal"/>
    </style:style>
    <style:style style:name="T17" style:family="text">
      <style:text-properties fo:font-size="16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size="16pt" style:font-size-asian="20pt" style:font-size-complex="20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8pt" style:font-size-asian="22pt" style:font-size-complex="22pt"/>
    </style:style>
    <style:style style:name="T21" style:family="text">
      <style:text-properties fo:font-size="116.199996948242pt" style:font-size-asian="140.600006103516pt" style:font-size-complex="140.6000061035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IOT - Projekt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Milestone 3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verview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troduction into Resource Directory (RD)</text:p>
                <text:list>
                  <text:list-item>
                    <text:p><text:span text:style-name="T2">What?</text:span></text:p>
                  </text:list-item>
                  <text:list-item>
                    <text:p><text:span text:style-name="T2">How?</text:span></text:p>
                  </text:list-item>
                </text:list>
              </text:list-item>
              <text:list-item>
                <text:p>What I have done</text:p>
                <text:list>
                  <text:list-item>
                    <text:p><text:span text:style-name="T2">Issues</text:span></text:p>
                  </text:list-item>
                  <text:list-item>
                    <text:p><text:span text:style-name="T2">Prosp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roduction into Resource Directory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3">What?</text:span></text:p>
                <text:list>
                  <text:list-item>
                    <text:p><text:span text:style-name="T4">Holds hosts descriptions of resources held on other servers</text:span></text:p>
                  </text:list-item>
                  <text:list-item>
                    <text:p><text:span text:style-name="T4">Allows lookups for those servers (groups, endpoints, resources) using attributes</text:span></text:p>
                    <text:p><text:span text:style-name="T4">→ </text:span><text:span text:style-name="T4">Query the RD to find the wanted endpoint instead of each enpo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roduction into Resource Directory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3">How?</text:span></text:p>
                <text:list>
                  <text:list-item>
                    <text:p><text:span text:style-name="T4">Enpoint discovers RD</text:span></text:p>
                  </text:list-item>
                  <text:list-item>
                    <text:p><text:span text:style-name="T4">Enpoint registers to RD</text:span></text:p>
                  </text:list-item>
                  <text:list-item>
                    <text:p><text:span text:style-name="T4">Endpoint updates RD entries</text:span></text:p>
                  </text:list-item>
                  <text:list-item>
                    <text:p><text:span text:style-name="T4">Endpoint unregisters from 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roduction into Resource Directory</text:p>
          </draw:text-box>
        </draw:frame>
        <draw:frame presentation:style-name="pr5" draw:layer="layout" svg:width="25.199cm" svg:height="9.8cm" svg:x="1.4cm" svg:y="4.1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Discover RD URIs</text:span></text:p>
                <text:list>
                  <text:list-item>
                    <text:p text:style-name="P3"><text:span text:style-name="T6">Req</text:span><text:span text:style-name="T7">: GET </text:span><text:span text:style-name="T8">coap://[...]/.well-known/core{?rt}</text:span><text:span text:style-name="T9"> </text:span><text:span text:style-name="T7">with rt = "core.rd-lookup-res", "core.rd-lookup-ep", …</text:span></text:p>
                  </text:list-item>
                  <text:list-item>
                    <text:p text:style-name="P3"><text:span text:style-name="T6">Res</text:span><text:span text:style-name="T10">: List of URIs matching “rt” or all URIs if no “rt” is present</text:span></text:p>
                  </text:list-item>
                </text:list>
                <text:p/>
              </text:list-item>
              <text:list-item>
                <text:p>Request Resource by Type</text:p>
                <text:list>
                  <text:list-item>
                    <text:p><text:span text:style-name="T11">Req</text:span><text:span text:style-name="T12">: GET </text:span><text:span text:style-name="T13">coap://[...]/rd-lookup/res{?rt}</text:span></text:p>
                  </text:list-item>
                  <text:list-item>
                    <text:p><text:span text:style-name="T11">Res</text:span><text:span text:style-name="T12">: </text:span><text:span text:style-name="T13">&lt;coap://[...]/...&gt;;rt="..."; anchor="coap://[…]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roduction into Resource Directory</text:p>
          </draw:text-box>
        </draw:frame>
        <draw:frame presentation:style-name="pr5" draw:layer="layout" svg:width="25.199cm" svg:height="9.8cm" svg:x="1.4cm" svg:y="4.1cm" presentation:class="outline" presentation:user-transformed="true">
          <draw:text-box>
            <text:list text:style-name="L2">
              <text:list-header>
                <text:p text:style-name="P3"><text:span text:style-name="T6">Example 1 (Discover RD URIs):</text:span></text:p>
                <text:p text:style-name="P3"><text:span text:style-name="T6"/></text:p>
                <text:p><text:span text:style-name="T6">Req</text:span><text:span text:style-name="T7">: GET </text:span><text:span text:style-name="T8">coap://[...]/.well-known/core?rt=core.rd*</text:span></text:p>
                <text:p><text:span text:style-name="T6">Res</text:span><text:span text:style-name="T7">: </text:span></text:p>
                <text:p><text:span text:style-name="T7"><text:s text:c="3"/></text:span><text:span text:style-name="T7">&lt;/rd&gt;;rt="core.rd";ct="40 65225",</text:span></text:p>
                <text:p><text:span text:style-name="T7"><text:s text:c="3"/></text:span><text:span text:style-name="T7">&lt;/rd-lookup/res&gt;;rt="core.rd-lookup-res";ct="40 TBD64 TBD504";obs,</text:span></text:p>
                <text:p><text:span text:style-name="T7"><text:s text:c="3"/></text:span><text:span text:style-name="T7">&lt;/rd-lookup/ep&gt;;rt="core.rd-lookup-ep";ct="40 TBD64 TBD504",</text:span></text:p>
                <text:p><text:span text:style-name="T7"><text:s text:c="3"/></text:span><text:span text:style-name="T7">&lt;/rd-lookup/gp&gt;;rt="core.rd-lookup-gp";ct=40 TBD64 TBD504",</text:span></text:p>
                <text:p><text:span text:style-name="T7"><text:s text:c="3"/></text:span><text:span text:style-name="T7">&lt;/rd-group&gt;;rt="core.rd-group";ct="40 TBD64 TBD504”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roduction into Resource Directory</text:p>
          </draw:text-box>
        </draw:frame>
        <draw:frame presentation:style-name="pr5" draw:layer="layout" svg:width="25.199cm" svg:height="9.8cm" svg:x="1.4cm" svg:y="4.1cm" presentation:class="outline" presentation:user-transformed="true">
          <draw:text-box>
            <text:list text:style-name="L2">
              <text:list-header>
                <text:p text:style-name="P3"><text:span text:style-name="T6">Example 2 (Request Resource by Type):</text:span></text:p>
                <text:p text:style-name="P4"><text:span text:style-name="T11"/></text:p>
                <text:p text:style-name="P4"><text:span text:style-name="T11">Req</text:span><text:span text:style-name="T12">: GET </text:span><text:span text:style-name="T13">coap://[...]/rd-lookup/res?rt=temperature</text:span></text:p>
                <text:p><text:span text:style-name="T11">Res</text:span><text:span text:style-name="T12">: </text:span><text:span text:style-name="T13">&lt;coap://[2001:db8:3::123]:61616/temp&gt;;rt="temperature"; anchor="coap://[2001:db8:3::123]:61616"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at I have don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led aiocoap as RD-Service on Raspberry Pi (based on draft-ietf-core-resource-directory-14)</text:p>
              </text:list-item>
              <text:list-item>
                <text:p>Added automated registering to the “Saul-Coap” project</text:p>
                <text:list>
                  <text:list-item>
                    <text:p><text:span text:style-name="T2">Board tries to register to RD on startup until it is connected</text:span></text:p>
                  </text:list-item>
                </text:list>
              </text:list-item>
              <text:list-item>
                <text:p>Periodical update to 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at I have done – RD URI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14">Req</text:span><text:span text:style-name="T15">: <text:s/></text:span><text:span text:style-name="T16">GET </text:span><text:span text:style-name="T17">coap://[fdaa:bb:cc:dd::1]:5683/.well-known/core </text:span></text:p>
                <text:p><text:span text:style-name="T14">Res</text:span><text:span text:style-name="T15">:</text:span></text:p>
                <text:p><text:span text:style-name="T18">&lt;/.well-known/core&gt;; ct="40 64 504",</text:span></text:p>
                <text:p><text:span text:style-name="T18">&lt;/resourcedirectory&gt;; ct="40 64 504"; rt=core.rd,</text:span></text:p>
                <text:p><text:span text:style-name="T18">&lt;/endpoint-lookup&gt;; ct="40 64 504"; rt=core.rd-lookup-ep; obs,</text:span></text:p>
                <text:p><text:span text:style-name="T18">&lt;/resource-lookup&gt;; ct="40 64 504"; rt=core.rd-lookup-res; obs,</text:span></text:p>
                <text:p><text:span text:style-name="T18">&lt;https://christian.amsuess.com/tools/aiocoap/#version-0.4b1.post0&gt;; rel=impl-info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at I have done – Endpoint URI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14">Req</text:span><text:span text:style-name="T15">: GET</text:span> <text:span text:style-name="T19">coap://[fdaa:bb:cc:dd::1]:5683/resource-lookup</text:span> </text:p>
                <text:p><text:span text:style-name="T14">Res</text:span><text:span text:style-name="T15">:</text:span></text:p>
                <text:p><text:span text:style-name="T20">&lt;coap://[fdaa:bb:cc:dd:47f7:6d69:828f:3332]/hum&gt;; anchor="coap://[fdaa:bb:cc:dd:47f7:6d69:828f:3332]",</text:span></text:p>
                <text:p><text:span text:style-name="T20">&lt;coap://[fdaa:bb:cc:dd:47f7:6d69:828f:3332]/press&gt;; anchor="coap://[fdaa:bb:cc:dd:47f7:6d69:828f:3332]",</text:span></text:p>
                <text:p><text:span text:style-name="T20">&lt;coap://[fdaa:bb:cc:dd:47f7:6d69:828f:3332]/saul/cnt&gt;; anchor="coap://[fdaa:bb:cc:dd:47f7:6d69:828f:3332]",</text:span></text:p>
                <text:p><text:span text:style-name="T20">&lt;coap://[fdaa:bb:cc:dd:47f7:6d69:828f:3332]/saul/dev&gt;; anchor="coap://[fdaa:bb:cc:dd:47f7:6d69:828f:3332]",</text:span></text:p>
                <text:p><text:span text:style-name="T20">&lt;coap://[fdaa:bb:cc:dd:47f7:6d69:828f:3332]/sensor&gt;; anchor="coap://[fdaa:bb:cc:dd:47f7:6d69:828f:3332]",</text:span></text:p>
                <text:p><text:span text:style-name="T20">&lt;coap://[fdaa:bb:cc:dd:47f7:6d69:828f:3332]/servo&gt;; anchor="coap://[fdaa:bb:cc:dd:47f7:6d69:828f:3332]",</text:span></text:p>
                <text:p><text:span text:style-name="T20">&lt;coap://[fdaa:bb:cc:dd:47f7:6d69:828f:3332]/temp&gt;; anchor="coap://[fdaa:bb:cc:dd:47f7:6d69:828f:3332]",</text:span></text:p>
                <text:p><text:span text:style-name="T20">&lt;coap://[fdaa:bb:cc:dd:47f7:6d69:828f:3332]/voltage&gt;; anchor="coap://[fdaa:bb:cc:dd:47f7:6d69:828f:3332]"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at I have done - Issue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The aiocoap RD seems to not support setting the lifetime of an endpoint (An registered endpoint is valid until deregistered)</text:p>
              </text:list-item>
              <text:list-item>
                <text:p>Reregistering after a failed Update does not work because the board is not sending a request?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at I have done - Prospect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Find a better RD service that provides setting the lifetime of an registered endpoint</text:p>
              </text:list-item>
              <text:list-item>
                <text:p>Reregister to RD when an update has failed</text:p>
              </text:list-item>
              <text:list-item>
                <text:p>Add resource attributes to the registering request → One can search RD for specific resource type (e.g. temperature, humidity, 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5" draw:layer="layout" svg:width="28cm" svg:height="8.219cm" svg:x="0cm" svg:y="4.6cm" presentation:class="outline" presentation:user-transformed="true">
          <draw:text-box>
            <text:list text:style-name="L2">
              <text:list-header>
                <text:p text:style-name="P5"><text:span text:style-name="T21">Questions?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svg:stroke-color="#3465a4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1T20:57:47.329137738</meta:creation-date>
    <meta:editing-duration>PT3H52M12S</meta:editing-duration>
    <meta:editing-cycles>49</meta:editing-cycles>
    <meta:generator>LibreOffice/6.3.3.2.0$Linux_X86_64 LibreOffice_project/30$Build-2</meta:generator>
    <dc:title>Classy Red</dc:title>
    <dc:date>2019-12-02T15:08:32.476183907</dc:date>
    <meta:document-statistic meta:object-count="89"/>
  </office:meta>
</office:document-meta>
</file>